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Marathi1" svg:font-family="'Lohit Marath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Heading_20_1" style:master-page-name="Standard">
      <style:paragraph-properties style:page-number="auto"/>
      <style:text-properties fo:language="nl" fo:country="BE"/>
    </style:style>
    <style:style style:name="P2" style:family="paragraph" style:parent-style-name="Standard">
      <style:text-properties fo:language="nl" fo:country="BE"/>
    </style:style>
    <style:style style:name="P3" style:family="paragraph" style:parent-style-name="Standard">
      <style:text-properties fo:language="nl" fo:country="BE" fo:font-style="italic" style:text-underline-style="solid" style:text-underline-width="auto" style:text-underline-color="font-color" fo:font-weight="bold" style:font-style-asian="italic" style:font-weight-asian="bold"/>
    </style:style>
    <style:style style:name="P4" style:family="paragraph" style:parent-style-name="Standard">
      <style:text-properties fo:language="en" fo:country="GB"/>
    </style:style>
    <style:style style:name="T1" style:family="text">
      <style:text-properties fo:language="nl" fo:country="BE"/>
    </style:style>
    <style:style style:name="T2" style:family="text">
      <style:text-properties fo:language="nl" fo:country="BE" fo:font-style="italic" style:text-underline-style="solid" style:text-underline-width="auto" style:text-underline-color="font-color" fo:font-weight="bold" style:font-style-asian="italic" style:font-weight-asian="bold"/>
    </style:style>
    <style:style style:name="T3" style:family="text">
      <style:text-properties fo:language="en" fo:country="GB"/>
    </style:style>
    <style:style style:name="T4" style:family="text">
      <style:text-properties fo:font-style="italic" style:text-underline-style="solid" style:text-underline-width="auto" style:text-underline-color="font-color" fo:font-weight="bold" style:font-style-asian="italic" style:font-weight-asian="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XML</text:h>
      <text:p text:style-name="P2"/>
      <text:p text:style-name="Standard"><text:span text:style-name="T1">XML is <text:s/>de afkorting van eXtensible Markup Language. Het betreft een formaat om gegevens gestructureerd vast te leggen. XML is in eerste instantie ontworpen om het delen van de gegevens over verschillende informatiesystemen te vereenvoudigen. Het grote voordeel is dat de gestructureerde data behalve voor de machine, ook goed herkenbaar en leesbaar blijft voor de gebruiker. Met behulp van deze XML kunnen we dan verschillende richtingen uit. Het kan dienen om de inhoud om te zetten naar een bepaald zoals bijvoorbeeld HTML met behulp van een zogenaamde opmaaktaal. Of het kan ook dienen om de gegevens gemakkelijk en gestructureerd te raadplegen.</text:span></text:p>
      <text:p text:style-name="P2"/>
      <text:p text:style-name="Standard"><text:span text:style-name="T1">Eén van de vereisten van onze opdrachtgever is dat de gegevens over alle mogelijke modules in een extern bestand worden gedefinieerd. XML biedt hiervoor een goede oplossing. Alle gegevens kunnen gestructureerd worden voorgesteld, zodat ook alles duidelijk blijft voor de gebruiker. Dit zorgt ervoor dat achteraf ook vrij eenvoudig wijzigingen kunnen doorgevoerd worden, zonder dat er een kennis nodig is van de programmeertaal. Bovendien moet het programma niet opnieuw gecompileerd worden bij wijzigingen aan de gegevens. Al deze eigenschappen zorgen voor een zeer goed gebruiksgemak. En nu zijn er geen moeilijke ingrepen meer nodig om eventueel modules aan te passen.</text:span></text:p>
      <text:p text:style-name="P2"/>
      <text:p text:style-name="Standard"><text:span text:style-name="T1">Vanuit de XML bestanden kunnen we op een vrij eenvoudige wijze de gegevens omzetten naar objecten in Java. Zo bekomen we dan objecten die in het programma kunnen gebruikt worden, en waarop al de nodige bewerkingen kunnen uitgevoerd worden. Het inlezen van de gegevens in de programmacode, noemt men parsing. Om dit uit te voeren zijn er reeds verschillende zogenaamde XML parsers ontworpen. De meest bekende, en ook meest gebruikte parsers, zijn de DOM API en de SAX API. We zullen nu verder ingaan op de werking van deze parsers.</text:span></text:p>
      <text:h text:style-name="Heading_20_3" text:outline-level="3"><text:span text:style-name="Kop_20_2_20_Char">2 parsers</text:span></text:h>
      <text:p text:style-name="P2"/>
      <text:p text:style-name="Standard"><text:span text:style-name="T1">Een eerste mogelijkheid om de gegevens vanuit XML bestanden te parsen is door gebruik te maken van de DOM API. Dit is de afkorting voor Document Object Model Application Programming Interface. Met behulp van deze DOM API is het mogelijk om doorheen het volledige XML bestand te navigeren. Het bestand wordt opgevat als een boomstructuur volgens de aanwezige elementen, waarin dan de nodige gegevens wordt uitgefilterd. Doordat het volledige document moet ingeladen in het geheugen, is deze manier van werken iets tijdrovender. </text:span></text:p>
      <text:p text:style-name="P2"/>
      <text:p text:style-name="Standard"><text:span text:style-name="T1">Een andere veel gebruikte manier om XML te parsen met behulp van de SAX. Dit is de afkorting voor Simple API for XML. Hiermee bekomen we een event-gestuurde API voor het inlezen van XML bestanden. Elk XML bestand wordt dan serieel ingelezen, waardoor we een sequentiële gegevensstroom verkrijgen. Hierdoor hebben we een snelle en efficiënte manier om de gegevens uit te lezen. Nadelig is echter dat we hierdoor moeilijker willekeurig data uit het XML bestand kunnen halen.</text:span></text:p>
      <text:p text:style-name="P2"/>
      <text:p text:style-name="Standard">Ten slotte zijn er ook nog de minder gebruikte methodes pull parsing en data binding. Bij pull parsing wordt het document behandeld als een reeks objecten. Het uitlezen gebeurt dan door middel van een iteratief patroon. Terwijl bij data binding de gegevens worden aangeboden als een zelf bepaalde gegevensstructuur van een programmeertaal .</text:p>
      <text:p text:style-name="Standard"/>
      <text:h text:style-name="Heading_20_3" text:outline-level="3"><text:span text:style-name="Kop_20_2_20_Char"><text:span text:style-name="T3">3 Xstream</text:span></text:span></text:h>
      <text:p text:style-name="P4"/>
      <text:p text:style-name="Standard"><text:span text:style-name="T1">Xstream is een gratis bibliotheek voor Java. Hiermee kunnen we dan op een eenvoudige wijze objecten aanmaken door het inlezen vanuit XML-bestanden. Een andere mogelijkheid van Xstream is het omzetten van een object in Java naar XML. Dit is echter bij onze masterproef niet van toepassing. Om deze functionaliteiten te realiseren maakt Xstream gebruik van XPP3 (XML Pull Parser 3rd edition). Bij het converteren tussen objecten en XML wordt dus gebruik gemaakt van een parser gebaseerd op de pull parsing technologie.</text:span></text:p>
      <text:p text:style-name="P2"/>
      <text:p text:style-name="Standard"><text:span text:style-name="T1">Dankzij Xstream kunnen we op een snelle en eenvoudige manier al de nodige gegevens van een module uitlezen vanuit een XML-bestand. Bovendien kan met deze bibliotheek eenvoudig worden overgeschakeld naar één van de andere mogelijke XML parser.</text:span></text:p>
      <text:p text:style-name="P2"/>
      <text:p text:style-name="P2"/>
      <text:p text:style-name="P3">BRONNEN</text:p>
      <text:p text:style-name="P3"/>
      <text:p text:style-name="P2">Wikipedia</text:p>
      <text:p text:style-name="P2"><text:soft-page-break/>Cursus Leo Rutten inf8</text:p>
      <text:p text:style-name="P2">http://xstream.codehaus.or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Marathi1" svg:font-family="'Lohit Marath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n" fo:country="US"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nl" fo:country="N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Standaardalinea-lettertype" style:family="text"/>
    <style:style style:name="Kop_20_2_20_Char" style:display-name="Kop 2 Char" style:family="text" style:parent-style-name="Standaardalinea-lettertype">
      <style:text-properties style:font-name="Arial" fo:font-family="Arial" style:font-family-generic="swiss" style:font-pitch="variable" fo:font-size="14pt" fo:language="nl" fo:country="NL" fo:font-style="italic" fo:font-weight="bold" style:font-size-asian="14pt" style:font-style-asian="italic" style:font-weight-asian="bold" style:font-name-complex="Arial" style:font-family-complex="Arial" style:font-family-generic-complex="swiss" style:font-pitch-complex="variable" style:font-size-complex="14pt" style:language-complex="ar" style:country-complex="SA" style:font-style-complex="italic"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501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XML</dc:title>
    <meta:initial-creator> </meta:initial-creator>
    <meta:creation-date>2008-04-01T12:39:00</meta:creation-date>
    <dc:creator>THEO</dc:creator>
    <dc:date>2008-05-05T09:40:00</dc:date>
    <meta:editing-cycles>39</meta:editing-cycles>
    <meta:editing-duration>PT2H48M</meta:editing-duration>
    <meta:document-statistic meta:table-count="0" meta:image-count="0" meta:object-count="0" meta:page-count="2" meta:paragraph-count="15" meta:word-count="633" meta:character-count="4033" meta:non-whitespace-character-count="3413"/>
    <meta:generator>LibreOffice/5.3.3.2$Linux_X86_64 LibreOffice_project/30m0$Build-2</meta:generator>
  </office:meta>
</office:document-meta>
</file>